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9.72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8.58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16" office:value-type="string" calcext:value-type="string">
            <text:p>Func.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Leitung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Klein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Kleines Lich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Groß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Großes Licht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 table:number-rows-repeated="3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BD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18" office:value-type="string" calcext:value-type="string">
            <text:p>SPOT</text:p>
          </table:table-cell>
          <table:table-cell table:style-name="ce18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20"/>
        <table:table-column table:style-name="co3" table:number-columns-repeated="3" table:default-cell-style-name="ce20"/>
        <table:table-column table:style-name="co14" table:default-cell-style-name="ce20"/>
        <table:table-column table:style-name="co3" table:number-columns-repeated="1019" table:default-cell-style-name="ce20"/>
        <table:table-row table:style-name="ro4">
          <table:table-cell table:style-name="ce19" office:value-type="string" calcext:value-type="string">
            <text:p>LED-Status 6-fach (a...f): jeweils 4 bits für 16 versch. Farben. 8 Bits (B) für Helligkeit</text:p>
          </table:table-cell>
          <table:table-cell office:value-type="string" calcext:value-type="string">
            <text:p>aaaabbbb</text:p>
          </table:table-cell>
          <table:table-cell office:value-type="string" calcext:value-type="string">
            <text:p>ccccdddd</text:p>
          </table:table-cell>
          <table:table-cell office:value-type="string" calcext:value-type="string">
            <text:p>eeeeffff</text:p>
          </table:table-cell>
          <table:table-cell office:value-type="string" calcext:value-type="string">
            <text:p>BBBBBBBB</text:p>
          </table:table-cell>
          <table:table-cell table:number-columns-repeated="1019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ce25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.00.0000</text:date>, <text:time style:data-style-name="N2" text:time-value="07:36:18.6413997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2-21T08:02:58.080589286</dc:date>
    <meta:editing-duration>P1DT2H43S</meta:editing-duration>
    <meta:editing-cycles>25</meta:editing-cycles>
    <meta:generator>LibreOffice/6.0.7.3$Linux_X86_64 LibreOffice_project/00m0$Build-3</meta:generator>
    <meta:document-statistic meta:table-count="4" meta:cell-count="438" meta:object-count="0"/>
  </office:meta>
</office:document-meta>
</file>